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fo:background-color="#FFFF00"/>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5" style:parent-style-name="Normal" style:family="paragraph">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9" style:parent-style-name="Normal" style:family="paragraph">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P53" style:parent-style-name="Normal" style:family="paragraph">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T57" style:parent-style-name="Policepardéfaut" style:family="text">
      <style:text-properties fo:font-weight="bold" style:font-weight-asian="bold" style:font-weight-complex="bold"/>
    </style:style>
    <style:style style:name="P58" style:parent-style-name="Normal" style:family="paragraph">
      <style:text-properties fo:font-weight="bold" style:font-weight-asian="bold" style:font-weight-complex="bold" fo:background-color="#00FFFF" style:text-underline-type="single" style:text-underline-style="solid" style:text-underline-width="auto" style:text-underline-mode="continuous"/>
    </style:style>
    <style:style style:name="P59" style:parent-style-name="Normal" style:list-style-name="LFO1" style:family="paragraph">
      <style:text-properties fo:font-weight="bold" style:font-weight-asian="bold" style:font-weight-complex="bold" fo:background-color="#00FFFF"/>
    </style:style>
    <style:style style:name="P60" style:parent-style-name="Normal" style:list-style-name="LFO1" style:family="paragraph">
      <style:text-properties fo:font-weight="bold" style:font-weight-asian="bold" style:font-weight-complex="bold" fo:background-color="#00FFFF"/>
    </style:style>
    <style:style style:name="P61" style:parent-style-name="Normal" style:list-style-name="LFO1" style:family="paragraph">
      <style:text-properties fo:font-weight="bold" style:font-weight-asian="bold" style:font-weight-complex="bold" fo:background-color="#00FFFF"/>
    </style:style>
    <style:style style:name="P62" style:parent-style-name="Normal" style:list-style-name="LFO1" style:family="paragraph">
      <style:text-properties fo:font-weight="bold" style:font-weight-asian="bold" style:font-weight-complex="bold" fo:background-color="#00FFFF"/>
    </style:style>
    <style:style style:name="P63" style:parent-style-name="Normal" style:list-style-name="LFO1" style:family="paragraph">
      <style:text-properties fo:font-weight="bold" style:font-weight-asian="bold" style:font-weight-complex="bold" fo:background-color="#00FFFF"/>
    </style:style>
    <style:style style:name="P64" style:parent-style-name="Normal" style:family="paragraph">
      <style:text-properties fo:font-weight="bold" style:font-weight-asian="bold" style:font-weight-complex="bold" fo:background-color="#FFFF00"/>
    </style:style>
    <style:style style:name="T65" style:parent-style-name="Policepardéfaut" style:family="text">
      <style:text-properties fo:font-weight="bold" style:font-weight-asian="bold" style:font-weight-complex="bold" fo:background-color="#FFFF00"/>
    </style:style>
    <style:style style:name="T66" style:parent-style-name="Policepardéfaut" style:family="text">
      <style:text-properties fo:font-weight="bold" style:font-weight-asian="bold" style:font-weight-complex="bold" fo:background-color="#FFFF00"/>
    </style:style>
    <style:style style:name="P67" style:parent-style-name="Normal" style:family="paragraph">
      <style:text-properties fo:font-weight="bold" style:font-weight-asian="bold" style:font-weight-complex="bold"/>
    </style:style>
    <style:style style:name="P68" style:parent-style-name="Normal" style:family="paragraph">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P70" style:parent-style-name="Normal" style:family="paragraph">
      <style:text-properties fo:font-weight="bold" style:font-weight-asian="bold" style:font-weight-complex="bold"/>
    </style:style>
    <style:style style:name="P71" style:parent-style-name="Normal" style:family="paragraph">
      <style:text-properties fo:font-weight="bold" style:font-weight-asian="bold" style:font-weight-complex="bold"/>
    </style:style>
    <style:style style:name="P72" style:parent-style-name="Normal" style:family="paragraph">
      <style:text-properties fo:font-weight="bold" style:font-weight-asian="bold" style:font-weight-complex="bold"/>
    </style:style>
    <style:style style:name="P73" style:parent-style-name="Normal" style:family="paragraph">
      <style:text-properties fo:font-weight="bold" style:font-weight-asian="bold" style:font-weight-complex="bold"/>
    </style:style>
    <style:style style:name="P74" style:parent-style-name="Normal" style:family="paragraph">
      <style:text-properties fo:font-weight="bold" style:font-weight-asian="bold" style:font-weight-complex="bold"/>
    </style:style>
    <style:style style:name="P75" style:parent-style-name="Normal" style:family="paragraph">
      <style:text-properties fo:font-weight="bold" style:font-weight-asian="bold" style:font-weight-complex="bold"/>
    </style:style>
    <style:style style:name="T7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7" style:parent-style-name="Policepardéfaut" style:family="text">
      <style:text-properties fo:font-weight="bold" style:font-weight-asian="bold" style:font-weight-complex="bold"/>
    </style:style>
    <style:style style:name="T7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9" style:parent-style-name="Policepardéfaut" style:family="text">
      <style:text-properties fo:font-weight="bold" style:font-weight-asian="bold" style:font-weight-complex="bold"/>
    </style:style>
    <style:style style:name="T8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1" style:parent-style-name="Policepardéfaut" style:family="text">
      <style:text-properties fo:font-weight="bold" style:font-weight-asian="bold" style:font-weight-complex="bold"/>
    </style:style>
    <style:style style:name="T8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3" style:parent-style-name="Policepardéfaut" style:family="text">
      <style:text-properties fo:font-weight="bold" style:font-weight-asian="bold" style:font-weight-complex="bold"/>
    </style:style>
    <style:style style:name="T8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5" style:parent-style-name="Policepardéfaut" style:family="text">
      <style:text-properties fo:font-weight="bold" style:font-weight-asian="bold" style:font-weight-complex="bold"/>
    </style:style>
    <style:style style:name="T8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7" style:parent-style-name="Policepardéfaut" style:family="text">
      <style:text-properties fo:font-weight="bold" style:font-weight-asian="bold" style:font-weight-complex="bold"/>
    </style:style>
    <style:style style:name="T8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9" style:parent-style-name="Policepardéfaut" style:family="text">
      <style:text-properties fo:font-weight="bold" style:font-weight-asian="bold" style:font-weight-complex="bold"/>
    </style:style>
    <style:style style:name="T9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1" style:parent-style-name="Policepardéfaut" style:family="text">
      <style:text-properties fo:font-weight="bold" style:font-weight-asian="bold" style:font-weight-complex="bold"/>
    </style:style>
    <style:style style:name="P92" style:parent-style-name="Normal" style:family="paragraph">
      <style:text-properties fo:font-weight="bold" style:font-weight-asian="bold" style:font-weight-complex="bold"/>
    </style:style>
    <style:style style:name="T9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4" style:parent-style-name="Policepardéfaut" style:family="text">
      <style:text-properties fo:font-weight="bold" style:font-weight-asian="bold" style:font-weight-complex="bold"/>
    </style:style>
    <style:style style:name="P95" style:parent-style-name="Normal" style:family="paragraph">
      <style:text-properties fo:font-weight="bold" style:font-weight-asian="bold" style:font-weight-complex="bold"/>
    </style:style>
    <style:style style:name="P96" style:parent-style-name="Normal" style:family="paragraph">
      <style:text-properties fo:font-weight="bold" style:font-weight-asian="bold" style:font-weight-complex="bold"/>
    </style:style>
    <style:style style:name="T9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8" style:parent-style-name="Policepardéfaut" style:family="text">
      <style:text-properties fo:font-weight="bold" style:font-weight-asian="bold" style:font-weight-complex="bold"/>
    </style:style>
    <style:style style:name="P99" style:parent-style-name="Normal" style:family="paragraph">
      <style:text-properties fo:font-weight="bold" style:font-weight-asian="bold" style:font-weight-complex="bold"/>
    </style:style>
    <style:style style:name="P100" style:parent-style-name="Normal" style:family="paragraph">
      <style:text-properties fo:font-weight="bold" style:font-weight-asian="bold" style:font-weight-complex="bold" fo:language="en" fo:country="US"/>
    </style:style>
    <style:style style:name="T10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02" style:parent-style-name="Policepardéfaut" style:family="text">
      <style:text-properties fo:font-weight="bold" style:font-weight-asian="bold" style:font-weight-complex="bold"/>
    </style:style>
    <style:style style:name="P103" style:parent-style-name="Normal" style:family="paragraph">
      <style:text-properties fo:font-weight="bold" style:font-weight-asian="bold" style:font-weight-complex="bold"/>
    </style:style>
    <style:style style:name="P104" style:parent-style-name="Normal" style:family="paragraph">
      <style:text-properties fo:font-weight="bold" style:font-weight-asian="bold" style:font-weight-complex="bold" fo:language="en" fo:country="US"/>
    </style:style>
    <style:style style:name="P105" style:parent-style-name="Normal" style:family="paragraph">
      <style:text-properties fo:font-weight="bold" style:font-weight-asian="bold" style:font-weight-complex="bold" fo:language="en" fo:country="US"/>
    </style:style>
    <style:style style:name="P106" style:parent-style-name="Normal" style:family="paragraph">
      <style:text-properties fo:font-weight="bold" style:font-weight-asian="bold" style:font-weight-complex="bold" fo:language="en" fo:country="US"/>
    </style:style>
    <style:style style:name="P107" style:parent-style-name="Normal" style:family="paragraph">
      <style:text-properties fo:font-weight="bold" style:font-weight-asian="bold" style:font-weight-complex="bold" fo:language="en" fo:country="US"/>
    </style:style>
    <style:style style:name="P108" style:parent-style-name="Normal" style:family="paragraph">
      <style:text-properties fo:font-weight="bold" style:font-weight-asian="bold" style:font-weight-complex="bold" fo:language="en" fo:country="US"/>
    </style:style>
    <style:style style:name="T10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10" style:parent-style-name="Policepardéfaut" style:family="text">
      <style:text-properties fo:font-weight="bold" style:font-weight-asian="bold" style:font-weight-complex="bold"/>
    </style:style>
    <style:style style:name="P111" style:parent-style-name="Normal" style:family="paragraph">
      <style:text-properties fo:font-weight="bold" style:font-weight-asian="bold" style:font-weight-complex="bold"/>
    </style:style>
    <style:style style:name="P112" style:parent-style-name="Normal" style:family="paragraph">
      <style:text-properties fo:font-weight="bold" style:font-weight-asian="bold" style:font-weight-complex="bold" fo:language="en" fo:country="US"/>
    </style:style>
    <style:style style:name="P113" style:parent-style-name="Normal" style:family="paragraph">
      <style:text-properties fo:font-weight="bold" style:font-weight-asian="bold" style:font-weight-complex="bold" fo:language="en" fo:country="US"/>
    </style:style>
    <style:style style:name="T11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15" style:parent-style-name="Policepardéfaut" style:family="text">
      <style:text-properties fo:font-weight="bold" style:font-weight-asian="bold" style:font-weight-complex="bold"/>
    </style:style>
    <style:style style:name="P116" style:parent-style-name="Normal" style:family="paragraph">
      <style:text-properties fo:font-weight="bold" style:font-weight-asian="bold" style:font-weight-complex="bold"/>
    </style:style>
    <style:style style:name="P117" style:parent-style-name="Normal" style:family="paragraph">
      <style:text-properties fo:font-weight="bold" style:font-weight-asian="bold" style:font-weight-complex="bold" fo:language="en" fo:country="US"/>
    </style:style>
    <style:style style:name="T11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19" style:parent-style-name="Policepardéfaut" style:family="text">
      <style:text-properties fo:font-weight="bold" style:font-weight-asian="bold" style:font-weight-complex="bold"/>
    </style:style>
    <style:style style:name="P120" style:parent-style-name="Normal" style:family="paragraph">
      <style:text-properties fo:font-weight="bold" style:font-weight-asian="bold" style:font-weight-complex="bold"/>
    </style:style>
    <style:style style:name="P121" style:parent-style-name="Normal" style:family="paragraph">
      <style:text-properties fo:font-weight="bold" style:font-weight-asian="bold" style:font-weight-complex="bold"/>
    </style:style>
    <style:style style:name="T12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23" style:parent-style-name="Policepardéfaut" style:family="text">
      <style:text-properties fo:font-weight="bold" style:font-weight-asian="bold" style:font-weight-complex="bold"/>
    </style:style>
    <style:style style:name="P124" style:parent-style-name="Normal" style:family="paragraph">
      <style:text-properties fo:font-weight="bold" style:font-weight-asian="bold" style:font-weight-complex="bold"/>
    </style:style>
    <style:style style:name="P125" style:parent-style-name="Normal" style:family="paragraph">
      <style:text-properties fo:font-weight="bold" style:font-weight-asian="bold" style:font-weight-complex="bold"/>
    </style:style>
    <style:style style:name="T12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27" style:parent-style-name="Policepardéfaut" style:family="text">
      <style:text-properties fo:font-weight="bold" style:font-weight-asian="bold" style:font-weight-complex="bold"/>
    </style:style>
    <style:style style:name="P128" style:parent-style-name="Normal" style:family="paragraph">
      <style:text-properties fo:font-weight="bold" style:font-weight-asian="bold" style:font-weight-complex="bold"/>
    </style:style>
    <style:style style:name="P129" style:parent-style-name="Normal" style:family="paragraph">
      <style:text-properties fo:font-weight="bold" style:font-weight-asian="bold" style:font-weight-complex="bold"/>
    </style:style>
    <style:style style:name="P130" style:parent-style-name="Normal" style:family="paragraph">
      <style:text-properties fo:font-weight="bold" style:font-weight-asian="bold" style:font-weight-complex="bold"/>
    </style:style>
    <style:style style:name="T13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32" style:parent-style-name="Policepardéfaut" style:family="text">
      <style:text-properties fo:font-weight="bold" style:font-weight-asian="bold" style:font-weight-complex="bold"/>
    </style:style>
    <style:style style:name="P133" style:parent-style-name="Normal" style:family="paragraph">
      <style:text-properties fo:font-weight="bold" style:font-weight-asian="bold" style:font-weight-complex="bold"/>
    </style:style>
    <style:style style:name="P134" style:parent-style-name="Normal" style:family="paragraph">
      <style:text-properties fo:font-weight="bold" style:font-weight-asian="bold" style:font-weight-complex="bold"/>
    </style:style>
    <style:style style:name="P135" style:parent-style-name="Normal" style:family="paragraph">
      <style:text-properties fo:font-weight="bold" style:font-weight-asian="bold" style:font-weight-complex="bold"/>
    </style:style>
    <style:style style:name="P136" style:parent-style-name="Normal" style:family="paragraph">
      <style:text-properties fo:font-weight="bold" style:font-weight-asian="bold" style:font-weight-complex="bold"/>
    </style:style>
    <style:style style:name="P137" style:parent-style-name="Normal" style:family="paragraph">
      <style:text-properties fo:font-weight="bold" style:font-weight-asian="bold" style:font-weight-complex="bold"/>
    </style:style>
    <style:style style:name="P138" style:parent-style-name="Normal" style:family="paragraph">
      <style:text-properties fo:font-weight="bold" style:font-weight-asian="bold" style:font-weight-complex="bold"/>
    </style:style>
    <style:style style:name="P139" style:parent-style-name="Normal" style:family="paragraph">
      <style:text-properties fo:font-weight="bold" style:font-weight-asian="bold" style:font-weight-complex="bold"/>
    </style:style>
    <style:style style:name="P140" style:parent-style-name="Normal" style:family="paragraph">
      <style:text-properties fo:font-weight="bold" style:font-weight-asian="bold" style:font-weight-complex="bold"/>
    </style:style>
    <style:style style:name="P141" style:parent-style-name="Normal" style:family="paragraph">
      <style:text-properties fo:font-weight="bold" style:font-weight-asian="bold" style:font-weight-complex="bold"/>
    </style:style>
    <style:style style:name="P142" style:parent-style-name="Normal" style:family="paragraph">
      <style:text-properties fo:font-weight="bold" style:font-weight-asian="bold" style:font-weight-complex="bold"/>
    </style:style>
    <style:style style:name="P143" style:parent-style-name="Normal" style:family="paragraph">
      <style:text-properties fo:font-weight="bold" style:font-weight-asian="bold" style:font-weight-complex="bold"/>
    </style:style>
    <style:style style:name="P144" style:parent-style-name="Normal" style:family="paragraph">
      <style:text-properties fo:font-weight="bold" style:font-weight-asian="bold" style:font-weight-complex="bold"/>
    </style:style>
    <style:style style:name="P145" style:parent-style-name="Normal" style:family="paragraph">
      <style:text-properties fo:font-weight="bold" style:font-weight-asian="bold" style:font-weight-complex="bold"/>
    </style:style>
    <style:style style:name="P146" style:parent-style-name="Normal" style:family="paragraph">
      <style:text-properties fo:font-weight="bold" style:font-weight-asian="bold" style:font-weight-complex="bold"/>
    </style:style>
    <style:style style:name="P147" style:parent-style-name="Normal" style:family="paragraph">
      <style:text-properties fo:font-weight="bold" style:font-weight-asian="bold" style:font-weight-complex="bold"/>
    </style:style>
    <style:style style:name="P148" style:parent-style-name="Normal" style:family="paragraph">
      <style:text-properties fo:font-weight="bold" style:font-weight-asian="bold" style:font-weight-complex="bold"/>
    </style:style>
    <style:style style:name="P149" style:parent-style-name="Normal" style:family="paragraph">
      <style:text-properties fo:font-weight="bold" style:font-weight-asian="bold" style:font-weight-complex="bold"/>
    </style:style>
    <style:style style:name="P150" style:parent-style-name="Normal" style:family="paragraph">
      <style:text-properties fo:font-weight="bold" style:font-weight-asian="bold" style:font-weight-complex="bold"/>
    </style:style>
    <style:style style:name="T151" style:parent-style-name="Policepardéfaut" style:family="text">
      <style:text-properties fo:font-weight="bold" style:font-weight-asian="bold" style:font-weight-complex="bold" fo:background-color="#FFFF00" fo:language="en" fo:country="US"/>
    </style:style>
    <style:style style:name="P152" style:parent-style-name="Normal" style:family="paragraph">
      <style:text-properties fo:font-weight="bold" style:font-weight-asian="bold" style:font-weight-complex="bold"/>
    </style:style>
    <style:style style:name="P153" style:parent-style-name="Normal" style:family="paragraph">
      <style:text-properties fo:font-weight="bold" style:font-weight-asian="bold" style:font-weight-complex="bold" fo:background-color="#00FFFF"/>
    </style:style>
    <style:style style:name="P154" style:parent-style-name="Normal" style:family="paragraph">
      <style:text-properties fo:font-weight="bold" style:font-weight-asian="bold" style:font-weight-complex="bold" fo:background-color="#00FFFF"/>
    </style:style>
    <style:style style:name="P155" style:parent-style-name="Normal" style:list-style-name="LFO2" style:family="paragraph">
      <style:text-properties fo:font-weight="bold" style:font-weight-asian="bold" style:font-weight-complex="bold" fo:background-color="#00FFFF"/>
    </style:style>
    <style:style style:name="P156" style:parent-style-name="Normal" style:list-style-name="LFO2" style:family="paragraph">
      <style:text-properties fo:font-weight="bold" style:font-weight-asian="bold" style:font-weight-complex="bold" fo:background-color="#00FFFF"/>
    </style:style>
    <style:style style:name="P157" style:parent-style-name="Normal" style:list-style-name="LFO2" style:family="paragraph">
      <style:text-properties fo:font-weight="bold" style:font-weight-asian="bold" style:font-weight-complex="bold" fo:background-color="#00FFFF"/>
    </style:style>
    <style:style style:name="P158" style:parent-style-name="Normal" style:list-style-name="LFO2" style:family="paragraph">
      <style:text-properties fo:font-weight="bold" style:font-weight-asian="bold" style:font-weight-complex="bold" fo:background-color="#00FFFF"/>
    </style:style>
    <style:style style:name="P159" style:parent-style-name="Normal" style:list-style-name="LFO2" style:family="paragraph">
      <style:text-properties fo:font-weight="bold" style:font-weight-asian="bold" style:font-weight-complex="bold" fo:background-color="#00FFFF"/>
    </style:style>
    <style:style style:name="P160" style:parent-style-name="Normal" style:list-style-name="LFO2" style:family="paragraph">
      <style:text-properties fo:font-weight="bold" style:font-weight-asian="bold" style:font-weight-complex="bold" fo:background-color="#00FFFF"/>
    </style:style>
    <style:style style:name="P161" style:parent-style-name="Normal" style:list-style-name="LFO2" style:family="paragraph">
      <style:text-properties fo:font-weight="bold" style:font-weight-asian="bold" style:font-weight-complex="bold" fo:background-color="#00FFFF"/>
    </style:style>
    <style:style style:name="P162" style:parent-style-name="Normal" style:family="paragraph">
      <style:text-properties fo:font-weight="bold" style:font-weight-asian="bold" style:font-weight-complex="bold"/>
    </style:style>
    <style:style style:name="P163" style:parent-style-name="Normal" style:family="paragraph">
      <style:text-properties fo:font-weight="bold" style:font-weight-asian="bold" style:font-weight-complex="bold"/>
    </style:style>
    <style:style style:name="P164" style:parent-style-name="Normal" style:family="paragraph">
      <style:text-properties fo:font-weight="bold" style:font-weight-asian="bold" style:font-weight-complex="bold"/>
    </style:style>
    <style:style style:name="P165" style:parent-style-name="Normal" style:family="paragraph">
      <style:paragraph-properties fo:break-before="page"/>
      <style:text-properties fo:font-weight="bold" style:font-weight-asian="bold" style:font-weight-complex="bold"/>
    </style:style>
    <style:style style:name="P166" style:parent-style-name="Normal" style:family="paragraph">
      <style:text-properties fo:font-weight="bold" style:font-weight-asian="bold" style:font-weight-complex="bold" fo:background-color="#FFFF00"/>
    </style:style>
    <style:style style:name="T167" style:parent-style-name="Policepardéfaut" style:family="text">
      <style:text-properties fo:font-weight="bold" style:font-weight-asian="bold" style:font-weight-complex="bold" fo:background-color="#FFFF00"/>
    </style:style>
    <style:style style:name="P168" style:parent-style-name="Normal" style:family="paragraph">
      <style:text-properties fo:font-weight="bold" style:font-weight-asian="bold" style:font-weight-complex="bold"/>
    </style:style>
    <style:style style:name="P169" style:parent-style-name="Normal" style:family="paragraph">
      <style:text-properties fo:font-weight="bold" style:font-weight-asian="bold" style:font-weight-complex="bold"/>
    </style:style>
    <style:style style:name="P170" style:parent-style-name="Normal" style:family="paragraph">
      <style:text-properties fo:font-weight="bold" style:font-weight-asian="bold" style:font-weight-complex="bold"/>
    </style:style>
    <style:style style:name="P171" style:parent-style-name="Normal" style:family="paragraph">
      <style:text-properties fo:font-weight="bold" style:font-weight-asian="bold" style:font-weight-complex="bold"/>
    </style:style>
    <style:style style:name="P172" style:parent-style-name="Normal" style:family="paragraph">
      <style:text-properties fo:font-weight="bold" style:font-weight-asian="bold" style:font-weight-complex="bold"/>
    </style:style>
    <style:style style:name="P173" style:parent-style-name="Normal" style:family="paragraph">
      <style:text-properties fo:font-weight="bold" style:font-weight-asian="bold" style:font-weight-complex="bold"/>
    </style:style>
    <style:style style:name="P174" style:parent-style-name="Normal" style:family="paragraph">
      <style:text-properties fo:font-weight="bold" style:font-weight-asian="bold" style:font-weight-complex="bold"/>
    </style:style>
    <style:style style:name="P175" style:parent-style-name="Normal" style:family="paragraph">
      <style:text-properties fo:font-weight="bold" style:font-weight-asian="bold" style:font-weight-complex="bold"/>
    </style:style>
    <style:style style:name="P176" style:parent-style-name="Normal" style:family="paragraph">
      <style:text-properties fo:font-weight="bold" style:font-weight-asian="bold" style:font-weight-complex="bold"/>
    </style:style>
    <style:style style:name="P177" style:parent-style-name="Normal" style:family="paragraph">
      <style:text-properties fo:font-weight="bold" style:font-weight-asian="bold" style:font-weight-complex="bold"/>
    </style:style>
    <style:style style:name="P178" style:parent-style-name="Normal" style:family="paragraph">
      <style:text-properties fo:font-weight="bold" style:font-weight-asian="bold" style:font-weight-complex="bold"/>
    </style:style>
    <style:style style:name="P179" style:parent-style-name="Normal" style:family="paragraph">
      <style:text-properties fo:font-weight="bold" style:font-weight-asian="bold" style:font-weight-complex="bold"/>
    </style:style>
    <style:style style:name="P180" style:parent-style-name="Normal" style:family="paragraph">
      <style:text-properties fo:font-weight="bold" style:font-weight-asian="bold" style:font-weight-complex="bold"/>
    </style:style>
    <style:style style:name="P181" style:parent-style-name="Normal" style:family="paragraph">
      <style:text-properties fo:font-weight="bold" style:font-weight-asian="bold" style:font-weight-complex="bold"/>
    </style:style>
    <style:style style:name="P182" style:parent-style-name="Normal" style:family="paragraph">
      <style:text-properties fo:font-weight="bold" style:font-weight-asian="bold" style:font-weight-complex="bold" fo:language="en" fo:country="US"/>
    </style:style>
    <style:style style:name="P183" style:parent-style-name="Normal" style:family="paragraph">
      <style:text-properties fo:font-weight="bold" style:font-weight-asian="bold" style:font-weight-complex="bold" fo:language="en" fo:country="US"/>
    </style:style>
    <style:style style:name="P184" style:parent-style-name="Normal" style:family="paragraph">
      <style:text-properties fo:font-weight="bold" style:font-weight-asian="bold" style:font-weight-complex="bold" fo:language="en" fo:country="US"/>
    </style:style>
    <style:style style:name="P185" style:parent-style-name="Normal" style:family="paragraph">
      <style:text-properties fo:font-weight="bold" style:font-weight-asian="bold" style:font-weight-complex="bold" fo:language="en" fo:country="US"/>
    </style:style>
    <style:style style:name="P186" style:parent-style-name="Normal" style:family="paragraph">
      <style:text-properties fo:font-weight="bold" style:font-weight-asian="bold" style:font-weight-complex="bold"/>
    </style:style>
    <style:style style:name="P187" style:parent-style-name="Normal" style:family="paragraph">
      <style:text-properties fo:font-weight="bold" style:font-weight-asian="bold" style:font-weight-complex="bold"/>
    </style:style>
    <style:style style:name="P188" style:parent-style-name="Normal" style:family="paragraph">
      <style:text-properties fo:font-weight="bold" style:font-weight-asian="bold" style:font-weight-complex="bold" fo:language="en" fo:country="US"/>
    </style:style>
    <style:style style:name="P189" style:parent-style-name="Normal" style:family="paragraph">
      <style:text-properties fo:font-weight="bold" style:font-weight-asian="bold" style:font-weight-complex="bold" fo:language="en" fo:country="US"/>
    </style:style>
    <style:style style:name="P190" style:parent-style-name="Normal" style:family="paragraph">
      <style:text-properties fo:font-weight="bold" style:font-weight-asian="bold" style:font-weight-complex="bold"/>
    </style:style>
    <style:style style:name="P191" style:parent-style-name="Normal" style:family="paragraph">
      <style:text-properties fo:font-weight="bold" style:font-weight-asian="bold" style:font-weight-complex="bold"/>
    </style:style>
    <style:style style:name="P192" style:parent-style-name="Normal" style:family="paragraph">
      <style:text-properties fo:font-weight="bold" style:font-weight-asian="bold" style:font-weight-complex="bold" fo:language="en" fo:country="US"/>
    </style:style>
    <style:style style:name="P193" style:parent-style-name="Normal" style:family="paragraph">
      <style:text-properties fo:font-weight="bold" style:font-weight-asian="bold" style:font-weight-complex="bold" fo:language="en" fo:country="US"/>
    </style:style>
    <style:style style:name="P194" style:parent-style-name="Normal" style:family="paragraph">
      <style:text-properties fo:font-weight="bold" style:font-weight-asian="bold" style:font-weight-complex="bold"/>
    </style:style>
    <style:style style:name="P195" style:parent-style-name="Normal" style:family="paragraph">
      <style:text-properties fo:font-weight="bold" style:font-weight-asian="bold" style:font-weight-complex="bold"/>
    </style:style>
    <style:style style:name="P196" style:parent-style-name="Normal" style:family="paragraph">
      <style:text-properties fo:font-weight="bold" style:font-weight-asian="bold" style:font-weight-complex="bold"/>
    </style:style>
    <style:style style:name="P197" style:parent-style-name="Normal" style:family="paragraph">
      <style:text-properties fo:font-weight="bold" style:font-weight-asian="bold" style:font-weight-complex="bold" fo:language="en" fo:country="US"/>
    </style:style>
    <style:style style:name="P198" style:parent-style-name="Normal" style:family="paragraph">
      <style:text-properties fo:font-weight="bold" style:font-weight-asian="bold" style:font-weight-complex="bold"/>
    </style:style>
    <style:style style:name="P199" style:parent-style-name="Normal" style:family="paragraph">
      <style:text-properties fo:font-weight="bold" style:font-weight-asian="bold" style:font-weight-complex="bold"/>
    </style:style>
    <style:style style:name="P200" style:parent-style-name="Normal" style:family="paragraph">
      <style:text-properties fo:font-weight="bold" style:font-weight-asian="bold" style:font-weight-complex="bold"/>
    </style:style>
    <style:style style:name="P201" style:parent-style-name="Normal" style:family="paragraph">
      <style:text-properties fo:font-weight="bold" style:font-weight-asian="bold" style:font-weight-complex="bold"/>
    </style:style>
    <style:style style:name="P202" style:parent-style-name="Normal" style:family="paragraph">
      <style:text-properties fo:font-weight="bold" style:font-weight-asian="bold" style:font-weight-complex="bold"/>
    </style:style>
    <style:style style:name="P203" style:parent-style-name="Normal" style:family="paragraph">
      <style:text-properties fo:font-weight="bold" style:font-weight-asian="bold" style:font-weight-complex="bold"/>
    </style:style>
    <style:style style:name="P204" style:parent-style-name="Normal" style:family="paragraph">
      <style:text-properties fo:font-weight="bold" style:font-weight-asian="bold" style:font-weight-complex="bold"/>
    </style:style>
    <style:style style:name="P205" style:parent-style-name="Normal" style:family="paragraph">
      <style:text-properties fo:font-weight="bold" style:font-weight-asian="bold" style:font-weight-complex="bold"/>
    </style:style>
    <style:style style:name="P206" style:parent-style-name="Normal" style:family="paragraph">
      <style:text-properties fo:font-weight="bold" style:font-weight-asian="bold" style:font-weight-complex="bold"/>
    </style:style>
    <style:style style:name="P207" style:parent-style-name="Normal" style:family="paragraph">
      <style:text-properties fo:font-weight="bold" style:font-weight-asian="bold" style:font-weight-complex="bold"/>
    </style:style>
    <style:style style:name="P208" style:parent-style-name="Normal" style:family="paragraph">
      <style:text-properties fo:font-weight="bold" style:font-weight-asian="bold" style:font-weight-complex="bold"/>
    </style:style>
    <style:style style:name="P209" style:parent-style-name="Normal" style:family="paragraph">
      <style:text-properties fo:font-weight="bold" style:font-weight-asian="bold" style:font-weight-complex="bold"/>
    </style:style>
    <style:style style:name="P210" style:parent-style-name="Normal" style:family="paragraph">
      <style:text-properties fo:font-weight="bold" style:font-weight-asian="bold" style:font-weight-complex="bold"/>
    </style:style>
    <style:style style:name="P211" style:parent-style-name="Normal" style:family="paragraph">
      <style:text-properties fo:font-weight="bold" style:font-weight-asian="bold" style:font-weight-complex="bold"/>
    </style:style>
    <style:style style:name="P212" style:parent-style-name="Normal" style:family="paragraph">
      <style:text-properties fo:font-weight="bold" style:font-weight-asian="bold" style:font-weight-complex="bold" fo:background-color="#00FFFF"/>
    </style:style>
    <style:style style:name="P213" style:parent-style-name="Normal" style:family="paragraph">
      <style:text-properties fo:font-weight="bold" style:font-weight-asian="bold" style:font-weight-complex="bold" fo:background-color="#00FFFF"/>
    </style:style>
    <style:style style:name="P214" style:parent-style-name="Normal" style:list-style-name="LFO3" style:family="paragraph">
      <style:text-properties fo:font-weight="bold" style:font-weight-asian="bold" style:font-weight-complex="bold" fo:background-color="#00FFFF"/>
    </style:style>
    <style:style style:name="P215" style:parent-style-name="Normal" style:list-style-name="LFO3" style:family="paragraph">
      <style:text-properties fo:font-weight="bold" style:font-weight-asian="bold" style:font-weight-complex="bold" fo:background-color="#00FFFF"/>
    </style:style>
    <style:style style:name="P216" style:parent-style-name="Normal" style:list-style-name="LFO3" style:family="paragraph">
      <style:text-properties fo:font-weight="bold" style:font-weight-asian="bold" style:font-weight-complex="bold" fo:background-color="#00FFFF"/>
    </style:style>
    <style:style style:name="P217" style:parent-style-name="Normal" style:list-style-name="LFO3" style:family="paragraph">
      <style:text-properties fo:font-weight="bold" style:font-weight-asian="bold" style:font-weight-complex="bold" fo:background-color="#00FFFF"/>
    </style:style>
    <style:style style:name="P218" style:parent-style-name="Normal" style:list-style-name="LFO3" style:family="paragraph">
      <style:text-properties fo:font-weight="bold" style:font-weight-asian="bold" style:font-weight-complex="bold" fo:background-color="#00FFFF"/>
    </style:style>
    <style:style style:name="P219" style:parent-style-name="Normal" style:family="paragraph">
      <style:text-properties fo:font-weight="bold" style:font-weight-asian="bold" style:font-weight-complex="bold"/>
    </style:style>
    <style:style style:name="P220" style:parent-style-name="Normal" style:family="paragraph">
      <style:text-properties fo:font-weight="bold" style:font-weight-asian="bold" style:font-weight-complex="bold"/>
    </style:style>
  </office:automatic-styles>
  <office:body>
    <office:text text:use-soft-page-breaks="true">
      <text:p text:style-name="P1"><text:span text:style-name="T2">S02 détention de contrats IARD VS LME ; Rapprochement entre les revenus d une personne et les contrats IARD détenus par le client</text:span></text:p>
      <text:p text:style-name="P3"/>
      <text:p text:style-name="P4">1. Définir le problème et la solution :</text:p>
      <text:p text:style-name="P5">Problème :</text:p>
      <text:p text:style-name="P6">L'objectif est de comparer les revenus nets mensuels d'un client avec les contrats d'assurance IARD (Incendie, Accidents, Risques Divers) qu'il détient. Nous devons identifier les types de contrats (par exemple, Multi Professionnels, Habitation, Auto, Protection Juridique, etc.) et leur statut (en cours, résilié, suspendu), puis les rapprocher des revenus du client pour calculer les cotisations annuelles.</text:p>
      <text:p text:style-name="P7">Solution :</text:p>
      <text:p text:style-name="P8">L'algorithme suit plusieurs étapes :</text:p>
      <text:p text:style-name="P9">1. Extraction des types de contrats IARD.</text:p>
      <text:p text:style-name="P10">2. Filtrage et calcul des revenus nets mensuels.</text:p>
      <text:p text:style-name="P11">3. Détection et classification des contrats détenus.</text:p>
      <text:p text:style-name="P12">4. Calcul des cotisations annuelles.</text:p>
      <text:p text:style-name="P13">5. Analyse mensuelle et envoi de notifications avec les résultats.</text:p>
      <text:p text:style-name="P14">Entrée :</text:p>
      <text:p text:style-name="P15">- Données des contrats IARD détenus par chaque client.</text:p>
      <text:p text:style-name="P16">- Données des revenus nets mensuels du client.</text:p>
      <text:p text:style-name="P17">- Données du mois actuel pour les analyses périodiques.</text:p>
      <text:p text:style-name="P18">Sortie :</text:p>
      <text:p text:style-name="P19">- Comparaison entre les revenus mensuels et les types de contrats détenus.</text:p>
      <text:p text:style-name="P20">- Cotisation annuelle pour chaque client.</text:p>
      <text:p text:style-name="P21">- Résultats envoyés via une notification par e-mail.</text:p>
      <text:p text:style-name="P22">Hypothèses :</text:p>
      <text:p text:style-name="P23">- Les données des contrats et des revenus sont disponibles et précises.</text:p>
      <text:p text:style-name="P24">- Les états des contrats sont correctement codés (1 = en cours, 3 = résilié, etc.).</text:p>
      <text:p text:style-name="P25">- Le client détient au moins un type de contrat.</text:p>
      <text:p text:style-name="P26">2. Utiliser une dénomination cohérente et significative</text:p>
      <text:p text:style-name="P27">Nous allons utiliser une dénomination cohérente pour faciliter la compréhension :</text:p>
      <text:p text:style-name="P28">- `CONTRAT_EN_COURS`, `CONTRAT_RESILIE`, `CONTRAT_SS_EFFET`, `CONTRAT_SUSPENDU` : pour définir les états des contrats.</text:p>
      <text:soft-page-break/>
      <text:p text:style-name="P29">- `REVENUS_NET_MENSUELS` : pour représenter les revenus nets mensuels des clients.</text:p>
      <text:p text:style-name="P30">- `COTIS_ANNUELLE` : pour la cotisation annuelle calculée.</text:p>
      <text:p text:style-name="P31"/>
      <text:p text:style-name="P32">Pseudo-code simplifié de l'algorithme :</text:p>
      <text:p text:style-name="P33">pseudo</text:p>
      <text:p text:style-name="P34">Début</text:p>
      <text:p text:style-name="P35"><text:s text:c="2"/>1. Ouvrir la base de données des contrats IARD</text:p>
      <text:p text:style-name="P36"><text:s text:c="2"/>2. Pour chaque client :</text:p>
      <text:p text:style-name="P37"><text:s text:c="7"/>- Déterminer l'état de chaque contrat (en cours, résilié, suspendu)</text:p>
      <text:p text:style-name="P38"><text:s text:c="7"/>- Calculer les revenus nets mensuels du client</text:p>
      <text:p text:style-name="P39"><text:s text:c="7"/>- Pour chaque type de contrat détenu, calculer la cotisation annuelle</text:p>
      <text:p text:style-name="P40"><text:s text:c="2"/>3. Résumer les contrats et les revenus pour chaque client</text:p>
      <text:p text:style-name="P41"><text:s text:c="2"/>4. Effectuer une analyse mensuelle des contrats et des revenus</text:p>
      <text:p text:style-name="P42"><text:s text:c="2"/>5. Envoyer une notification par e-mail avec les résultats de l'analyse mensuelle</text:p>
      <text:p text:style-name="P43"/>
      <text:p text:style-name="P44">Algorithme de Rapprochement des Revenus et des Contrats IARD</text:p>
      <text:p text:style-name="P45">Problème</text:p>
      <text:p text:style-name="P46">Comparer les revenus d'un client avec les contrats IARD détenus et calculer les cotisations annuelles.</text:p>
      <text:p text:style-name="P47">Solution</text:p>
      <text:p text:style-name="P48">- Étape 1 :Extraire les états des contrats (en cours, résilié, suspendu).</text:p>
      <text:p text:style-name="P49">- Étape 2 :Calculer les revenus nets mensuels.</text:p>
      <text:p text:style-name="P50">- Étape 3 : Calculer la cotisation annuelle selon les types de contrats.</text:p>
      <text:p text:style-name="P51">- Étape 4 : Analyser les données mensuellement et envoyer une notification.</text:p>
      <text:p text:style-name="P52">Hypothèses</text:p>
      <text:p text:style-name="P53"><text:s/>Conclusion et autres points à prendre en compte</text:p>
      <text:p text:style-name="P54">- Performance : L'algorithme doit être optimisé pour traiter de grandes quantités de données, notamment en utilisant des résumés et des filtres efficaces.</text:p>
      <text:p text:style-name="P55">- Complexité : En fonction de la taille des données, l'algorithme doit être conçu pour avoir une complexité raisonnable.</text:p>
      <text:p text:style-name="P56"/>
      <text:p text:style-name="Normal"><text:span text:style-name="T57">Cette documentation complète fournit un cadre structuré pour le scénario de rapprochement entre les revenus et les contrats IARD détenus. Elle suit un format clair, avec des étapes bien définies et des commentaires pertinents, tout en restant flexible pour des mises à jour futures.</text:span></text:p>
      <text:p text:style-name="P58">Résumé de la solution :</text:p>
      <text:list text:style-name="LFO1" text:continue-numbering="true">
        <text:list-item>
          <text:p text:style-name="P59">Préparation et traitement des contrats IARD : Filtrage des contrats selon leur état (en cours, résilié, suspendu).</text:p>
        </text:list-item>
        <text:list-item>
          <text:p text:style-name="P60">Filtrage des revenus nets mensuels : Calcul des revenus nets mensuels pour chaque client.</text:p>
        </text:list-item>
        <text:list-item>
          <text:p text:style-name="P61">Calcul des cotisations annuelles : Détection du type de contrat et calcul de la cotisation annuelle.</text:p>
        </text:list-item>
        <text:list-item>
          <text:p text:style-name="P62">Analyse mensuelle : Envoi de notifications par e-mail avec les résultats de l'analyse.</text:p>
        </text:list-item>
        <text:list-item>
          <text:p text:style-name="P63">Rapprochement et résumé final : Résumer les contrats détenus et les revenus nets des clients pour une analyse complète.</text:p>
        </text:list-item>
      </text:list>
      <text:p text:style-name="P64"/>
      <text:p text:style-name="Normal"><text:span text:style-name="T65">S06</text:span><text:span text:style-name="T66"><text:s/>Analyse KYC des Virements et Chèques vers les Centres Pénitentiaires</text:span></text:p>
      <text:p text:style-name="P67"/>
      <text:p text:style-name="P68"><text:s/>1.Définition du problème et de la solution</text:p>
      <text:p text:style-name="P69">Cet algorithme a pour objectif d'analyser et de détecter les incohérences et transactions suspectes liées aux virements et chèques envoyés vers les centres pénitentiaires dans le cadre du processus KYC (Know Your Customer). Il prend en charge la gestion des transactions financières, le nettoyage des adresses et la comparaison avec les centres pénitentiaires, afin de vérifier la conformité et de détecter toute activité frauduleuse potentielle.</text:p>
      <text:p text:style-name="P70">Solution :<text:s/></text:p>
      <text:p text:style-name="P71">- L'algorithme va extraire et formater les données de chèques et virements liés aux centres pénitentiaires.</text:p>
      <text:p text:style-name="P72">- Nettoyer et standardiser les adresses pour les rendre comparables.</text:p>
      <text:p text:style-name="P73">- Comparer les transactions financières avec les centres pénitentiaires.</text:p>
      <text:p text:style-name="P74">- Extraire et analyser les informations pertinentes pour toute incohérence ou transaction suspecte.</text:p>
      <text:p text:style-name="P75">2. Utilisation de la dénomination cohérente et significative</text:p>
      <text:p text:style-name="Normal"><text:span text:style-name="T76">- `NUM_PERSONNE` :</text:span><text:span text:style-name="T77"><text:s/>Identifiant unique de chaque individu lié à la transaction.</text:span></text:p>
      <text:p text:style-name="Normal"><text:span text:style-name="T78">- `NUM_CHEQUE` :</text:span><text:span text:style-name="T79"><text:s/>Numéro de chèque.</text:span></text:p>
      <text:p text:style-name="Normal"><text:span text:style-name="T80">- `CD_BANQUE` :</text:span><text:span text:style-name="T81"><text:s/>Code de la banque.</text:span></text:p>
      <text:p text:style-name="Normal"><text:span text:style-name="T82">- `CD_GUICHET` :</text:span><text:span text:style-name="T83"><text:s/>Code du guichet bancaire.</text:span></text:p>
      <text:p text:style-name="Normal"><text:span text:style-name="T84">- `NO_COMPTE` :</text:span><text:span text:style-name="T85"><text:s/>Numéro de compte.</text:span></text:p>
      <text:p text:style-name="Normal"><text:span text:style-name="T86">- `SENS` :</text:span><text:span text:style-name="T87"><text:s/>Sens de la transaction (débit ou crédit).</text:span></text:p>
      <text:p text:style-name="Normal"><text:span text:style-name="T88">- `CENTRE_PENITENTIAIRE` :</text:span><text:span text:style-name="T89"><text:s/>Dénomination du centre pénitentiaire lié à la transaction.</text:span></text:p>
      <text:p text:style-name="Normal"><text:span text:style-name="T90">- `BENEF_FORM` :</text:span><text:span text:style-name="T91"><text:s/>Description ou nom du bénéficiaire.</text:span></text:p>
      <text:p text:style-name="P92">3. Commentaires et annotations pour le script</text:p>
      <text:p text:style-name="Normal"><text:span text:style-name="T93">Étape 1 :</text:span><text:span text:style-name="T94"><text:s/>Ouvrir le fichier des chèques associés aux centres pénitentiaires</text:span></text:p>
      <text:p text:style-name="P95"><text:s/>Ce fichier contient des informations sur les transactions financières (chèques) associées aux centres pénitentiaires.</text:p>
      <text:p text:style-name="P96">OPEN FILE 'T013_CHEQUES_FORMATE'</text:p>
      <text:p text:style-name="Normal"><text:span text:style-name="T97">Étape 2 :</text:span><text:span text:style-name="T98"><text:s/>Extraire toutes les colonnes pour une analyse complète</text:span></text:p>
      <text:p text:style-name="P99">Les données extraites sont copiées dans un fichier temporaire pour traitement ultérieur.</text:p>
      <text:p text:style-name="P100">EXTRACT FIELDS ALL TO 'XT013_CHEQUES_FORMATE_2A'</text:p>
      <text:p text:style-name="Normal"><text:span text:style-name="T101">Étape 3 :</text:span><text:span text:style-name="T102"><text:s/>Nettoyage des adresses</text:span></text:p>
      <text:p text:style-name="P103">Cette étape remplace les abréviations dans les adresses (BD, AV, R, etc.) par les termes complets (BOULEVARD, AVENUE, RUE).</text:p>
      <text:p text:style-name="P104">CLEAN ADDRESSES REPLACE BD WITH 'BOULEVARD'</text:p>
      <text:p text:style-name="P105">REPLACE AV WITH 'AVENUE'</text:p>
      <text:p text:style-name="P106">REPLACE R WITH 'RUE'</text:p>
      <text:p text:style-name="P107">STORE CLEANED ADDRESSES INTO 'XT013_CHEQUES_FORMATE_2A_E1'</text:p>
      <text:p text:style-name="P108"/>
      <text:p text:style-name="Normal"><text:span text:style-name="T109">Étape 4 :</text:span><text:span text:style-name="T110"><text:s/>Recherche des centres pénitentiaires dans les adresses</text:span></text:p>
      <text:p text:style-name="P111">Le script cherche des adresses correspondant aux centres pénitentiaires dans le champ des bénéficiaires (BENEF_FORM).</text:p>
      <text:p text:style-name="P112">EXTRACT FIELDS IF BENEF_FORM CONTAINS 'CENTRE' OR 'DETENTION' TO 'XT013_CHEQUES_CENTRES'</text:p>
      <text:p text:style-name="P113"/>
      <text:p text:style-name="Normal"><text:span text:style-name="T114">Étape 5 :</text:span><text:span text:style-name="T115"><text:s/>Comparaison et nettoyage des adresses</text:span></text:p>
      <text:p text:style-name="P116">Nettoyage supplémentaire des adresses pour supprimer les accents et standardiser les noms.</text:p>
      <text:p text:style-name="P117">CLEAN ADDRESSES REMOVE ACCENTS FROM ADDRESSES IN 'XT013_CHEQUES_CENTRES'</text:p>
      <text:p text:style-name="Normal"><text:span text:style-name="T118">Étape 6 :</text:span><text:span text:style-name="T119"><text:s/>Jointure des chèques avec les centres pénitentiaires</text:span></text:p>
      <text:p text:style-name="P120">La jointure s'effectue à partir des deux premiers chiffres du code postal pour associer les transactions avec les établissements pénitentiaires.</text:p>
      <text:p text:style-name="P121">JOIN 'XT013_CHEQUES_CENTRES' WITH 'CENTRES_PENITENTIAIRES' ON CODE_POSTAL(2)</text:p>
      <text:p text:style-name="Normal"><text:span text:style-name="T122">Étape 7 :</text:span><text:span text:style-name="T123"><text:s/>Filtrage des transactions avec des anomalies</text:span></text:p>
      <text:p text:style-name="P124">Le script extrait les transactions où le champ TESTS_RECHERCHE n'est pas égal à 'RAS', indiquant des anomalies ou incohérences.</text:p>
      <text:p text:style-name="P125">EXTRACT FIELDS IF TESTS_RECHERCHE &lt;&gt; 'RAS' TO 'XT_RES06_CENTRES_PENITENCIERS_ANOMALIES'</text:p>
      <text:p text:style-name="Normal"><text:span text:style-name="T126"><text:s/>Étape 8 :</text:span><text:span text:style-name="T127"><text:s/>Résumé des informations financières</text:span></text:p>
      <text:p text:style-name="P128">Cette étape résume les informations sur les chèques, en triant par numéro de chèque et en résumant les transactions.</text:p>
      <text:p text:style-name="P129">EXTRACT FIELDS NUM_CHEQUE, CD_BANQUE, CD_GUICHET, NO_COMPTE, SENS, DEVISE, ETAT_PAIEMENT TO 'XT_RES06_CENTRES_PENITENCIERS_RESUME'</text:p>
      <text:p text:style-name="P130"/>
      <text:p text:style-name="Normal"><text:span text:style-name="T131">Étape 9 :</text:span><text:span text:style-name="T132"><text:s/>Finalisation du traitement</text:span></text:p>
      <text:p text:style-name="P133">L'algorithme trie et organise les informations par numéro de chèque, en extrayant également les informations sur l'adresse et les bénéficiaires.</text:p>
      <text:p text:style-name="P134">SORT 'XT_RES06_CENTRES_PENITENCIERS_ANOMALIES' BY NO_CHEQUE, PRIO, DT_CPT</text:p>
      <text:p text:style-name="P135">STORE RESULTS INTO 'XT_RES06_CHQ_CENTRES_PENITENCIERS_FINAL'</text:p>
      <text:p text:style-name="P136">Suppression des fichiers temporaires pour nettoyer l'espace</text:p>
      <text:p text:style-name="P137">DELETE FILE 'XT013_CHEQUES_FORMATE_2A'</text:p>
      <text:p text:style-name="P138">DELETE FILE 'XT013_CHEQUES_FORMATE_2A_E1'</text:p>
      <text:p text:style-name="P139">4. Utilisation du pseudo-code et des diagrammes</text:p>
      <text:p text:style-name="P140">Un diagramme de flux peut être utilisé pour représenter chaque étape clé de l'algorithme :</text:p>
      <text:p text:style-name="P141">1. Ouverture et extraction des données : Chargement des informations sur les chèques.</text:p>
      <text:p text:style-name="P142">2. Nettoyage et standardisation des adresses : Remplacement des abréviations et standardisation.</text:p>
      <text:p text:style-name="P143">3. Comparaison avec les centres pénitentiaires : Lier les chèques avec les établissements pénitentiaires.</text:p>
      <text:p text:style-name="P144">4. Filtrage des transactions anormales : Identifier les anomalies dans les transactions.</text:p>
      <text:p text:style-name="P145">5. Résumé des transactions : Organiser et extraire les données financières.</text:p>
      <text:p text:style-name="P146">6. Finalisation et stockage : Sauvegarder les résultats finaux pour l'analyse.</text:p>
      <text:p text:style-name="P147">5. Suivi du format de documentation</text:p>
      <text:p text:style-name="P148">L'algorithme suit un modèle de documentation structuré avec une division claire des étapes et une explication pour chaque action. Les variables et les fichiers temporaires sont bien nommés pour faciliter la compréhension et la maintenance.</text:p>
      <text:p text:style-name="P149">6. Examen et mise à jour régulière</text:p>
      <text:p text:style-name="P150">L'algorithme doit être mis à jour régulièrement pour tenir compte des changements dans les réglementations KYC ou des ajustements dans les formats de fichiers d'entrée. Les fichiers temporaires doivent être supprimés après chaque traitement pour éviter l'encombrement.</text:p>
      <text:p text:style-name="Normal"><text:span text:style-name="T151">Résultat<text:s/></text:span></text:p>
      <text:p text:style-name="P152">L'algorithme identifie les transactions financières associées aux centres pénitentiaires et vérifie la conformité. Les anomalies détectées dans les virements ou chèques seront signalées pour une analyse plus approfondie. Le fichier final contient une liste organisée des transactions liées aux centres pénitentiaires, y compris les bénéficiaires, les adresses, et les détails des transactions.</text:p>
      <text:p text:style-name="P153">Résumé de la solution</text:p>
      <text:p text:style-name="P154">L'algorithme développé pour l'Analyse KYC des virements et chèques vers les centres pénitentiaires vise à détecter des anomalies ou incohérences dans les transactions financières associées à ces établissements. Voici les principales étapes :</text:p>
      <text:list text:style-name="LFO2" text:continue-numbering="true">
        <text:list-item>
          <text:p text:style-name="P155">Ouverture et extraction des données : Charger les informations sur les chèques et virements liés aux centres pénitentiaires pour analyse.</text:p>
        </text:list-item>
        <text:list-item>
          <text:p text:style-name="P156">Nettoyage des adresses : Standardiser les adresses (remplacement des abréviations, suppression des accents) afin de faciliter les comparaisons.</text:p>
        </text:list-item>
        <text:list-item>
          <text:p text:style-name="P157">Comparaison avec les centres pénitentiaires : Identifier les transactions correspondant aux centres pénitentiaires grâce à la détection de mots clés dans les champs de bénéficiaires.</text:p>
        </text:list-item>
        <text:list-item>
          <text:p text:style-name="P158">Jointure avec les données des centres : Lier les transactions financières avec les centres pénitentiaires en utilisant les codes postaux pour valider les correspondances.</text:p>
        </text:list-item>
        <text:list-item>
          <text:p text:style-name="P159">Filtrage des anomalies : Extraire et identifier les transactions présentant des anomalies (via des tests de recherche) pour une analyse approfondie.</text:p>
        </text:list-item>
        <text:list-item>
          <text:p text:style-name="P160">Résumé et organisation des données : Résumer et trier les transactions par numéro de chèque, code banque, et compte, tout en extrayant les informations financières pertinentes.</text:p>
        </text:list-item>
        <text:list-item>
          <text:p text:style-name="P161">Finalisation : Sauvegarder les résultats finaux dans un fichier contenant les détails des transactions suspectes et pertinentes pour la conformité.</text:p>
        </text:list-item>
      </text:list>
      <text:p text:style-name="P162"/>
      <text:p text:style-name="P163"/>
      <text:p text:style-name="P164"/>
      <text:p text:style-name="P165"/>
      <text:p text:style-name="P166"/>
      <text:p text:style-name="Normal"><text:span text:style-name="T167">S07 Analyse des Virements et Chèques vers des Pays à Risque</text:span></text:p>
      <text:p text:style-name="P168"/>
      <text:p text:style-name="P169">1. Définition du problème et de la solution</text:p>
      <text:p text:style-name="P170">L'algorithme doit analyser les virements et chèques émis vers des pays à risque en détectant les transactions suspectes, et en vérifiant si ces transactions respectent les critères de conformité. Les étapes incluent la récupération des transactions des six derniers mois, le nettoyage et la validation des codes de pays, et la comparaison avec une liste de pays à risque.</text:p>
      <text:p text:style-name="P171"/>
      <text:p text:style-name="P172">2. Utilisation de la dénomination cohérente et significative</text:p>
      <text:p text:style-name="P173">- `CD_PAYS` : Code du pays de la transaction.</text:p>
      <text:p text:style-name="P174">- `COMPTE_BENEF` : Compte bénéficiaire du virement ou chèque.</text:p>
      <text:p text:style-name="P175">- `T022_VIREMENTS_FORMATE` : Fichier contenant les virements formatés.</text:p>
      <text:p text:style-name="P176">- `T013_CHEQUES_FORMATE` : Fichier contenant les chèques formatés.</text:p>
      <text:p text:style-name="P177">- `PAYS_A_RISQUE` : Liste des pays considérés comme à risque.</text:p>
      <text:p text:style-name="P178">- `DATE_CPT` : Date de comptabilisation des transactions.</text:p>
      <text:p text:style-name="P179">3. Commentaires et annotations pour le script</text:p>
      <text:p text:style-name="P180"><text:s/>Étape 1 : Ouvrir et nettoyer les fichiers de virements et chèques des six derniers mois</text:p>
      <text:p text:style-name="P181"><text:s/>Les fichiers contiennent des transactions financières (virements et chèques) et seront nettoyés.</text:p>
      <text:p text:style-name="P182">OPEN T022_VIREMENTS_FORMATE</text:p>
      <text:p text:style-name="P183">EXTRACT FIELDS ALL IF TODAY() - DATE_CPT &lt;= 183 TO XT022_VIREMENTS_FORMAT_6_MOIS</text:p>
      <text:p text:style-name="P184">OPEN T013_CHEQUES_FORMATE</text:p>
      <text:p text:style-name="P185">EXTRACT FIELDS ALL IF TODAY() - DATE_CPT &lt;= 183 TO XT013_CHEQUES_FORMAT_6_MOIS</text:p>
      <text:p text:style-name="P186"><text:s/>Étape 2 : Supprimer les champs inutiles et recalculer les codes pays pour normaliser les données</text:p>
      <text:p text:style-name="P187">Cette étape retire les champs inutilisés et normalise les informations liées aux codes des pays.</text:p>
      <text:p text:style-name="P188">DELETE FIELD CD_PAYS2</text:p>
      <text:p text:style-name="P189">DEFINE FIELD CD_PAYS COMPUTED AS SUBSTR(ALLTRIM(COMPTE_BENEF), 1, 2)</text:p>
      <text:p text:style-name="P190">Étape 3 : Filtrage des virements provenant ou dirigés vers des pays à risque</text:p>
      <text:p text:style-name="P191"><text:s/>L'algorithme compare les codes pays des transactions avec la liste des pays à risque.</text:p>
      <text:p text:style-name="P192">OPEN T07_PAYS_A_RISQUE</text:p>
      <text:p text:style-name="P193">JOIN MANY PKEY CD_PAYS FIELDS ALL SKEY TO XT022_VIREMENTS_FORMAT_6_MOIS PRESORT SECSORT</text:p>
      <text:p text:style-name="P194">CLOSE PRIMARY SECONDARY</text:p>
      <text:p text:style-name="P195">Étape 4 : Filtrage des chèques émis vers des pays à risque</text:p>
      <text:p text:style-name="P196">Ici, les chèques sont également comparés avec la liste des pays à risque.</text:p>
      <text:p text:style-name="P197">OPEN T07_PAYS_A_RISQUE</text:p>
      <text:p text:style-name="P198">JOIN MANY PKEY CD_PAYS FIELDS ALL SKEY TO XT013_CHEQUES_FORMAT_6_MOIS PRESORT SECSORT</text:p>
      <text:p text:style-name="P199"><text:s/>Étape 5 : Supprimer les fichiers temporaires utilisés pour les traitements intermédiaires</text:p>
      <text:p text:style-name="P200">DELETE FORMAT XT_VIREMENTS_VERS_PAYS_RISQUE_TMP</text:p>
      <text:p text:style-name="P201">DELETE FORMAT XT_CHEQUES_VERS_PAYS_RISQUE_TMP</text:p>
      <text:p text:style-name="P202"><text:s/>Étape 6 : Résumer les résultats et extraire les champs pertinents</text:p>
      <text:p text:style-name="P203"><text:s/>Résumer les transactions par pays et exporter les données pour analyse supplémentaire.</text:p>
      <text:p text:style-name="P204">EXTRACT FIELDS ALL TO RES07_VIREMENTS_VERS_PAYS_RISQUE</text:p>
      <text:p text:style-name="P205">EXTRACT FIELDS ALL TO RES07_CHEQUES_VERS_PAYS_RISQU</text:p>
      <text:p text:style-name="P206">5. Suivi du format de documentation</text:p>
      <text:p text:style-name="P207">Le script est structuré en étapes claires avec des explications et une gestion appropriée des fichiers intermédiaires. Les fichiers de sortie contiennent les transactions suspectes à examiner plus en détail.</text:p>
      <text:p text:style-name="P208">6.Examen et mise à jour régulière</text:p>
      <text:p text:style-name="P209">Il est important de mettre à jour l'algorithme régulièrement en fonction des changements dans la liste des pays à risque et des formats des fichiers d'entrée. De plus, les fichiers temporaires doivent être nettoyés après chaque traitement pour éviter l'encombrement.</text:p>
      <text:p text:style-name="P210">Résultat attendu</text:p>
      <text:p text:style-name="P211">L'algorithme filtre les transactions financières (virements et chèques) émis vers des pays à risque. Les résultats finaux contiennent les détails des transactions suspectes et sont organisés dans des fichiers distincts pour les virements et les chèques, prêts à être examinés pour conformité.</text:p>
      <text:p text:style-name="P212">Résumé de la solution</text:p>
      <text:p text:style-name="P213">L'algorithme vise à analyser les transactions financières (virements et chèques) envoyées vers des pays à risque dans le cadre du processus KYC. Voici les principales étapes :</text:p>
      <text:list text:style-name="LFO3" text:continue-numbering="true">
        <text:list-item>
          <text:p text:style-name="P214">Extraction des transactions : L'algorithme récupère les virements et chèques effectués au cours des six derniers mois.</text:p>
        </text:list-item>
        <text:list-item>
          <text:p text:style-name="P215">Nettoyage et normalisation : Il nettoie les informations, notamment en recalculant les codes pays à partir des comptes bénéficiaires et en supprimant les champs inutiles.</text:p>
        </text:list-item>
        <text:list-item>
          <text:p text:style-name="P216">Comparaison avec la liste des pays à risque : Les transactions sont comparées à une liste préétablie de pays à risque afin d'identifier les virements et chèques associés à ces pays.</text:p>
        </text:list-item>
        <text:list-item>
          <text:p text:style-name="P217">Filtrage des transactions suspectes : L'algorithme extrait les transactions suspectes et les regroupe dans des fichiers distincts pour les virements et les chèques.</text:p>
        </text:list-item>
        <text:list-item>
          <text:p text:style-name="P218">Finalisation et suppression des fichiers temporaires : Les fichiers temporaires utilisés pendant l'analyse sont supprimés et les résultats finaux sont exportés pour une analyse ultérieure.</text:p>
        </text:list-item>
      </text:list>
      <text:p text:style-name="P219">L'objectif est d'identifier les transactions à risque pour faciliter l'analyse et la conformité, en détectant les anomalies ou transactions vers des zones à haute surveillance financière.</text:p>
      <text:p text:style-name="P2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tête"><text:s text:c="64"/>Algorithmes<text:s/>Documenté</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ljattari Imen</meta:initial-creator>
    <dc:creator>Eljattari Imen</dc:creator>
    <meta:creation-date>2024-10-14T19:34:00Z</meta:creation-date>
    <dc:date>2024-10-14T20:17:00Z</dc:date>
    <meta:template xlink:href="Normal" xlink:type="simple"/>
    <meta:editing-cycles>8</meta:editing-cycles>
    <meta:editing-duration>PT2580S</meta:editing-duration>
    <meta:document-statistic meta:page-count="9" meta:paragraph-count="31" meta:word-count="2418" meta:character-count="15688" meta:row-count="110" meta:non-whitespace-character-count="13301"/>
  </office:meta>
</office:document-meta>
</file>